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6.866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4.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0.995cm" fo:min-width="6.104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8.644cm"/>
    </style:style>
    <style:style style:name="gr8" style:family="graphic" style:parent-style-name="standard">
      <style:graphic-properties draw:textarea-horizontal-align="justify" draw:textarea-vertical-align="middle" draw:auto-grow-height="false" fo:min-height="1.249cm" fo:min-width="7.374cm"/>
    </style:style>
    <style:style style:name="gr9" style:family="graphic" style:parent-style-name="standard">
      <style:graphic-properties draw:textarea-horizontal-align="justify" draw:textarea-vertical-align="middle" draw:auto-grow-height="false" fo:min-height="1.249cm" fo:min-width="6.104cm"/>
    </style:style>
    <style:style style:name="gr10" style:family="graphic" style:parent-style-name="standard">
      <style:graphic-properties draw:textarea-horizontal-align="justify" draw:textarea-vertical-align="middle" draw:auto-grow-height="false" fo:min-height="2.444cm" fo:min-width="8.64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主流程</text:p>
          </draw:text-box>
        </draw:frame>
        <draw:custom-shape draw:style-name="gr1" draw:text-style-name="P1" xml:id="id1" draw:id="id1" draw:layer="layout" svg:width="4.572cm" svg:height="1.778cm" svg:x="11.433cm" svg:y="5.08cm">
          <text:p text:style-name="P1">問候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366cm" svg:height="3.302cm" svg:x="10.16cm" svg:y="12.954cm">
          <text:p text:style-name="P1">主功能選擇對話框</text:p>
          <text:p text:style-name="P1">(預訂/查詢/變更/詢問)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08cm" svg:height="2.032cm" svg:x="11.176cm" svg:y="8.636cm">
          <text:p text:style-name="P1">語言選擇對話框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719cm" svg:y1="6.858cm" svg:x2="13.716cm" svg:y2="8.636cm" draw:start-shape="id1" draw:start-glue-point="2" draw:end-shape="id2" svg:d="M13719 6858v889h-3v889" svg:viewBox="0 0 4 1779">
          <text:p/>
        </draw:connector>
        <draw:connector draw:style-name="gr4" draw:text-style-name="P2" draw:layer="layout" svg:x1="13.716cm" svg:y1="10.668cm" svg:x2="13.843cm" svg:y2="12.954cm" draw:start-shape="id2" draw:start-glue-point="2" draw:end-shape="id3" svg:d="M13716 10668v1143h127v1143" svg:viewBox="0 0 128 2287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預訂航班</text:p>
          </draw:text-box>
        </draw:frame>
        <draw:connector draw:style-name="gr4" draw:text-style-name="P2" draw:layer="layout" svg:x1="8.004cm" svg:y1="4.711cm" svg:x2="10.86cm" svg:y2="4.711cm" draw:start-shape="id4" draw:end-shape="id5" svg:d="M8004 4711h2856" svg:viewBox="0 0 2857 1">
          <text:p/>
        </draw:connector>
        <draw:connector draw:style-name="gr4" draw:text-style-name="P2" draw:layer="layout" svg:x1="17.464cm" svg:y1="4.711cm" svg:x2="20.32cm" svg:y2="4.711cm" draw:start-shape="id5" draw:start-glue-point="1" draw:end-shape="id6" svg:d="M17464 4711h2856" svg:viewBox="0 0 2857 1">
          <text:p/>
        </draw:connector>
        <draw:custom-shape draw:style-name="gr6" draw:text-style-name="P1" xml:id="id4" draw:id="id4" draw:layer="layout" svg:width="6.604cm" svg:height="1.245cm" svg:x="1.4cm" svg:y="4.089cm">
          <text:p text:style-name="P1">customer:我想預訂航班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6.604cm" svg:height="1.245cm" svg:x="10.86cm" svg:y="4.089cm">
          <text:p text:style-name="P1">bot:請輸入出發地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6.604cm" svg:height="1.245cm" svg:x="20.32cm" svg:y="4.089cm">
          <text:p text:style-name="P1">customer:上海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9.144cm" svg:height="1.524cm" svg:x="1.4cm" svg:y="6.096cm">
          <text:p text:style-name="P1">bot:顯示單程</text:p>
          <text:p text:style-name="P1">或雙程選項對話框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8" draw:id="id8" draw:layer="layout" svg:width="6.604cm" svg:height="1.245cm" svg:x="12.192cm" svg:y="6.121cm">
          <text:p text:style-name="P1">customer:臺北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6.604cm" svg:height="1.245cm" svg:x="20.32cm" svg:y="6.096cm">
          <text:p text:style-name="P1">bot:請輸入目的地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3.622cm" svg:y1="5.334cm" svg:x2="23.622cm" svg:y2="6.096cm" draw:start-shape="id6" draw:end-shape="id7" draw:end-glue-point="0" svg:d="M23622 5334v762" svg:viewBox="0 0 1 763">
          <text:p/>
        </draw:connector>
        <draw:connector draw:style-name="gr4" draw:text-style-name="P2" draw:layer="layout" svg:x1="20.32cm" svg:y1="6.718cm" svg:x2="18.796cm" svg:y2="6.743cm" draw:start-shape="id7" draw:start-glue-point="3" draw:end-shape="id8" draw:end-glue-point="1" svg:d="M20320 6718h-762v25h-762" svg:viewBox="0 0 1525 26">
          <text:p/>
        </draw:connector>
        <draw:connector draw:style-name="gr4" draw:text-style-name="P2" draw:layer="layout" svg:x1="12.192cm" svg:y1="6.743cm" svg:x2="10.544cm" svg:y2="6.858cm" draw:start-shape="id8" draw:end-shape="id9" svg:d="M12192 6743h-824v115h-824" svg:viewBox="0 0 1649 116">
          <text:p/>
        </draw:connector>
        <draw:custom-shape draw:style-name="gr7" draw:text-style-name="P1" xml:id="id10" draw:id="id10" draw:layer="layout" svg:width="9.144cm" svg:height="1.524cm" svg:x="1.4cm" svg:y="8.382cm">
          <text:p text:style-name="P1">customer:選擇單程或雙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7.874cm" svg:height="1.499cm" svg:x="11.176cm" svg:y="8.382cm">
          <text:p text:style-name="P1">bot:根據單程或雙程,</text:p>
          <text:p text:style-name="P1">顯示日期選擇對話框</text:p>
          <draw:enhanced-geometry svg:viewBox="0 0 21600 21600" draw:type="rectangle" draw:enhanced-path="M 0 0 L 21600 0 21600 21600 0 21600 0 0 Z N"/>
        </draw:custom-shape>
        <draw:custom-shape draw:style-name="gr9" draw:text-style-name="P1" xml:id="id12" draw:id="id12" draw:layer="layout" svg:width="6.604cm" svg:height="1.499cm" svg:x="20.32cm" svg:y="8.407cm">
          <text:p text:style-name="P1">customer:選擇出發日期</text:p>
          <text:p text:style-name="P1">/返回日期(雙程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.972cm" svg:y1="7.62cm" svg:x2="5.972cm" svg:y2="8.382cm" draw:start-shape="id9" draw:end-shape="id10" draw:end-glue-point="0" svg:d="M5972 7620v762" svg:viewBox="0 0 1 763">
          <text:p/>
        </draw:connector>
        <draw:connector draw:style-name="gr4" draw:text-style-name="P2" draw:layer="layout" svg:x1="10.544cm" svg:y1="9.144cm" svg:x2="11.176cm" svg:y2="9.131cm" draw:start-shape="id10" draw:start-glue-point="1" draw:end-shape="id11" draw:end-glue-point="3" svg:d="M10544 9144h316v-13h316" svg:viewBox="0 0 633 14">
          <text:p/>
        </draw:connector>
        <draw:connector draw:style-name="gr4" draw:text-style-name="P2" draw:layer="layout" svg:x1="19.05cm" svg:y1="9.131cm" svg:x2="20.32cm" svg:y2="9.156cm" draw:start-shape="id11" draw:start-glue-point="1" draw:end-shape="id12" draw:end-glue-point="3" svg:d="M19050 9131h615v25h655" svg:viewBox="0 0 1271 26">
          <text:p/>
        </draw:connector>
        <draw:custom-shape draw:style-name="gr10" draw:text-style-name="P1" draw:layer="layout" svg:width="9.144cm" svg:height="2.694cm" svg:x="19.812cm" svg:y="11.022cm">
          <text:p text:style-name="P1">bot:按成人/兒童/嬰兒</text:p>
          <text:p text:style-name="P1">順序詢問人數</text:p>
          <text:p text:style-name="P1">或直接統一到一個對話框中選擇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6.604cm" svg:height="1.245cm" svg:x="11.684cm" svg:y="11.455cm">
          <text:p text:style-name="P1">customer:依次回答人數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15:26:26.184795374</meta:creation-date>
    <dc:date>2018-02-27T15:46:33.821791214</dc:date>
    <meta:editing-duration>PT59M59S</meta:editing-duration>
    <meta:editing-cycles>17</meta:editing-cycles>
    <meta:generator>LibreOffice/5.1.6.2$Linux_X86_64 LibreOffice_project/10m0$Build-2</meta:generator>
    <meta:document-statistic meta:object-count="51"/>
  </office:meta>
</office:document-meta>
</file>